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57fd4"/>
    </style:style>
    <style:style style:name="P4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5" style:family="paragraph" style:parent-style-name="Text_20_body">
      <style:text-properties officeooo:rsid="0034bafe" officeooo:paragraph-rsid="0034bafe"/>
    </style:style>
    <style:style style:name="P6" style:family="paragraph" style:parent-style-name="Text_20_body">
      <style:text-properties officeooo:rsid="0034bafe" officeooo:paragraph-rsid="00439618"/>
    </style:style>
    <style:style style:name="P7" style:family="paragraph" style:parent-style-name="Caption">
      <style:text-properties officeooo:paragraph-rsid="00357fd4"/>
    </style:style>
    <style:style style:name="P8" style:family="paragraph" style:parent-style-name="Caption">
      <style:text-properties officeooo:paragraph-rsid="0039b6cf"/>
    </style:style>
    <style:style style:name="P9" style:family="paragraph" style:parent-style-name="Text_20_body">
      <style:text-properties officeooo:rsid="00357fd4" officeooo:paragraph-rsid="00357fd4"/>
    </style:style>
    <style:style style:name="P10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1" style:family="paragraph" style:parent-style-name="Caption">
      <style:text-properties officeooo:rsid="00439618" officeooo:paragraph-rsid="00439618"/>
    </style:style>
    <style:style style:name="P12" style:family="paragraph" style:parent-style-name="Caption">
      <style:text-properties officeooo:paragraph-rsid="0043e226"/>
    </style:style>
    <style:style style:name="P13" style:family="paragraph" style:parent-style-name="Caption">
      <style:text-properties officeooo:rsid="0044e6a2" officeooo:paragraph-rsid="0044e6a2"/>
    </style:style>
    <style:style style:name="P14" style:family="paragraph" style:parent-style-name="Caption">
      <style:text-properties officeooo:rsid="0044e6a2" officeooo:paragraph-rsid="0046d426"/>
    </style:style>
    <style:style style:name="P15" style:family="paragraph" style:parent-style-name="Caption">
      <style:text-properties officeooo:rsid="0044e6a2" officeooo:paragraph-rsid="0047db2d"/>
    </style:style>
    <style:style style:name="P16" style:family="paragraph" style:parent-style-name="lírica">
      <style:text-properties officeooo:rsid="0046d426" officeooo:paragraph-rsid="0046d426"/>
    </style:style>
    <style:style style:name="P17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P18" style:family="paragraph" style:parent-style-name="lírica">
      <style:text-properties officeooo:paragraph-rsid="0047db2d"/>
    </style:style>
    <style:style style:name="P19" style:family="paragraph" style:parent-style-name="Caption">
      <style:text-properties officeooo:paragraph-rsid="00497db9"/>
    </style:style>
    <style:style style:name="P20" style:family="paragraph" style:parent-style-name="Heading_20_2">
      <style:text-properties officeooo:paragraph-rsid="0043e226"/>
    </style:style>
    <style:style style:name="P21" style:family="paragraph" style:parent-style-name="Heading_20_2">
      <style:text-properties officeooo:rsid="00315685" officeooo:paragraph-rsid="00315685"/>
    </style:style>
    <style:style style:name="P22" style:family="paragraph" style:parent-style-name="Heading_20_2">
      <style:text-properties officeooo:rsid="0039b6cf" officeooo:paragraph-rsid="0039b6cf"/>
    </style:style>
    <style:style style:name="P23" style:family="paragraph" style:parent-style-name="Heading_20_2">
      <style:text-properties officeooo:rsid="0044e6a2" officeooo:paragraph-rsid="0044e6a2"/>
    </style:style>
    <style:style style:name="P24" style:family="paragraph" style:parent-style-name="Heading_20_2">
      <style:text-properties officeooo:rsid="0046d426" officeooo:paragraph-rsid="0046d426"/>
    </style:style>
    <style:style style:name="P25" style:family="paragraph" style:parent-style-name="Heading_20_2">
      <style:text-properties officeooo:rsid="0047db2d" officeooo:paragraph-rsid="0047db2d"/>
    </style:style>
    <style:style style:name="P26" style:family="paragraph" style:parent-style-name="Heading_20_2">
      <style:text-properties officeooo:rsid="00439618" officeooo:paragraph-rsid="00439618"/>
    </style:style>
    <style:style style:name="P27" style:family="paragraph" style:parent-style-name="Heading_20_2">
      <style:text-properties officeooo:rsid="00357fd4" officeooo:paragraph-rsid="00357fd4"/>
    </style:style>
    <style:style style:name="P28" style:family="paragraph" style:parent-style-name="Heading_20_2">
      <style:text-properties officeooo:rsid="00497db9" officeooo:paragraph-rsid="00497db9"/>
    </style:style>
    <style:style style:name="P29" style:family="paragraph" style:parent-style-name="lírica">
      <style:text-properties officeooo:paragraph-rsid="0049e360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officeooo:rsid="0037e013"/>
    </style:style>
    <style:style style:name="T4" style:family="text">
      <style:text-properties officeooo:rsid="0039b6cf"/>
    </style:style>
    <style:style style:name="T5" style:family="text">
      <style:text-properties officeooo:rsid="004796fd"/>
    </style:style>
    <style:style style:name="T6" style:family="text">
      <style:text-properties officeooo:rsid="00497db9"/>
    </style:style>
    <style:style style:name="T7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estribillo">Por nuestro buen Redentor</text:p>
        <text:p text:style-name="estribillo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estribillo">Astro de eterno fulgor</text:p>
        <text:p text:style-name="estribillo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estribillo">Brilla la estrella de paz</text:p>
        <text:p text:style-name="estribillo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P20" text:outline-level="2">¡Ay, del chiquirritín!</text:h>
        <text:p text:style-name="P12">Villancico popular andaluz</text:p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Por debajo del arco del portalico</text:p>
        <text:p text:style-name="lírica">Se descubre a María, José y al niñ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ntre un buey y una mula, Dios ha nacido</text:p>
        <text:p text:style-name="lírica">Y en un pobre pesebre le han recogi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p text:style-name="lírica">El niño tiene hambre y está mamando</text:p>
        <text:p text:style-name="lírica">Y un rayito de Luna lo está mirando</text:p>
        <text:p text:style-name="lírica"/>
        <text:p text:style-name="estribillo">Ay del chiquirritín chiquirriquitín</text:p>
        <text:p text:style-name="estribillo">Metidito entre pajas</text:p>
        <text:p text:style-name="estribillo">Ay del chiquirritín chiquirriquitín</text:p>
        <text:p text:style-name="estribillo">Queridin, queridito del alma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21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/>
        <text:p text:style-name="P2"><text:soft-page-break/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5">que relumbra con su luz</text:p>
        <text:p text:style-name="P5">y al amor del firmamento</text:p>
        <text:p text:style-name="P5">celebrando el nacimiento </text:p>
        <text:p text:style-name="P5">de Jesús</text:p>
        <text:p text:style-name="P5"/>
        <text:h text:style-name="P22" text:outline-level="2">Pero mira como beben</text:h>
        <text:p text:style-name="P8">Villa<text:span text:style-name="T4">ncico popular extremeño</text:span></text:p>
        <text:p text:style-name="P5">La Virgen se está peinando</text:p>
        <text:p text:style-name="P5">Entre cortina y cortina</text:p>
        <text:p text:style-name="P5">Sus cabellos son de oro</text:p>
        <text:p text:style-name="P5">Y el peine de plata fina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Y tendiendo en el romero</text:p>
        <text:p text:style-name="P5">Los angelitos cantando</text:p>
        <text:p text:style-name="P5">Y el romero florecido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Con muy poquito jabón</text:p>
        <text:p text:style-name="P5">Se le picaron las manos</text:p>
        <text:p text:style-name="P5">Manos de mi corazón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6"/>
        <text:h text:style-name="P23" text:outline-level="2">La marimorena</text:h>
        <text:p text:style-name="P13">Villancico popular andaluz</text:p>
        <text:p text:style-name="lírica"/>
        <text:p text:style-name="lírica">En el portal de Belén</text:p>
        <text:p text:style-name="lírica">hay estrellas, sol y luna</text:p>
        <text:p text:style-name="lírica">La Virgen y San José</text:p>
        <text:p text:style-name="lírica">y el niño que está en la cuna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En el portal de Belén</text:p>
        <text:p text:style-name="lírica">hacen luna los pastores</text:p>
        <text:p text:style-name="lírica">Para calentar al niño</text:p>
        <text:p text:style-name="lírica">que ha nacido entre las flores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p text:style-name="lírica">Una estrella se ha perdido</text:p>
        <text:p text:style-name="lírica">y en el cielo no aparece,</text:p>
        <text:p text:style-name="lírica">Se ha metido en el portal</text:p>
        <text:p text:style-name="lírica">y en su rostro. resplandece.</text:p>
        <text:p text:style-name="lírica"/>
        <text:p text:style-name="estribillo">Ande, ande, ande,</text:p>
        <text:p text:style-name="estribillo">la marimorena</text:p>
        <text:p text:style-name="estribillo">Ande, ande, ande</text:p>
        <text:p text:style-name="estribillo">que es la nochebuena.</text:p>
        <text:p text:style-name="lírica"/>
        <text:h text:style-name="P24" text:outline-level="2">Alegría, alegría, alegría</text:h>
        <text:p text:style-name="P14">Villancico popular andaluz</text:p>
        <text:p text:style-name="P16">Hacia Belén se encaminan</text:p>
        <text:p text:style-name="P16">María con su amante esposo</text:p>
        <text:p text:style-name="P16">llevando en su compañía</text:p>
        <text:p text:style-name="P16">a Dios todopoderoso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En cuanto <text:span text:style-name="T5">a </text:span>Belén llegaron</text:p>
        <text:p text:style-name="P16">posada al punto pidieron </text:p>
        <text:p text:style-name="P16">nadie les quiso hospedar</text:p>
        <text:p text:style-name="P16">porque tan pobres le vieron.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Los pajarillos del bosque,</text:p>
        <text:p text:style-name="P16">abren paso a los esposos</text:p>
        <text:p text:style-name="P16">les cantaban melodías</text:p>
        <text:p text:style-name="P16"><text:s/>con sus trinos armoniosos.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P16"/>
        <text:p text:style-name="P16">Hacia Belén se encaminan</text:p>
        <text:p text:style-name="P16">María con su amante esposo</text:p>
        <text:p text:style-name="P16">llevando en su compañía</text:p>
        <text:p text:style-name="P16">a Dios todopoderoso</text:p>
        <text:p text:style-name="P16"/>
        <text:p text:style-name="estribillo">Alegría, alegría, alegría, </text:p>
        <text:p text:style-name="estribillo">alegría, alegría y placer</text:p>
        <text:p text:style-name="estribillo">que la Virgen va de paso</text:p>
        <text:p text:style-name="estribillo">con su esposo hacia Belén.</text:p>
        <text:p text:style-name="lírica"/>
        <text:p text:style-name="P18"/>
        <text:h text:style-name="P25" text:outline-level="2">Rin, rin</text:h>
        <text:p text:style-name="P15">Villancico popular andaluz</text:p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p text:style-name="lírica">En el portal de Belén, rin, rin</text:p>
        <text:p text:style-name="lírica">Yo me remendaba, yo me remendé</text:p>
        <text:p text:style-name="lírica">Yo me hice un remiendo, yo me lo quité</text:p>
        <text:p text:style-name="lírica">Los gitanillos han entrado</text:p>
        <text:p text:style-name="lírica"/>
        <text:p text:style-name="lírica">Y al niño que está en la cuna, rin, rin</text:p>
        <text:p text:style-name="lírica">Yo me remendaba, yo me remendé</text:p>
        <text:p text:style-name="lírica">Yo me hice un remiendo, yo me lo quité</text:p>
        <text:p text:style-name="lírica">Los pañales les han robado</text:p>
        <text:p text:style-name="lírica"/>
        <text:p text:style-name="lírica">María, María, ven acá volando</text:p>
        <text:p text:style-name="lírica">Que los pañalitos los están llevando</text:p>
        <text:p text:style-name="lírica">María, María, ven acá volando</text:p>
        <text:p text:style-name="lírica">Que los pañalitos los están llevando</text:p>
        <text:p text:style-name="lírica"/>
        <text:p text:style-name="lírica">Hacia Belén va una burra, rin, rin</text:p>
        <text:p text:style-name="lírica">Yo me remendaba, yo me remendé</text:p>
        <text:p text:style-name="lírica">Yo me hice un remiendo, yo me lo quité</text:p>
        <text:p text:style-name="lírica">Cargada de chocolate</text:p>
        <text:p text:style-name="lírica"/>
        <text:p text:style-name="lírica">Lleva en su chocolatera, rin, rin</text:p>
        <text:p text:style-name="lírica">Yo me remendaba, yo me remendé</text:p>
        <text:p text:style-name="lírica">Yo me hice un remiendo, yo me lo quité</text:p>
        <text:p text:style-name="lírica">Su molinillo y su anafre</text:p>
        <text:p text:style-name="lírica"/>
        <text:p text:style-name="lírica">María, María, ven a acá corriendo</text:p>
        <text:p text:style-name="lírica">Que el chocolatillo se lo están comiendo</text:p>
        <text:p text:style-name="lírica">María, María, ven acá corriendo</text:p>
        <text:p text:style-name="lírica">Que el chocolatillo se lo están comiendo</text:p>
        <text:p text:style-name="lírica"/>
        <text:h text:style-name="P28" text:outline-level="2">El burrito sabanero</text:h>
        <text:p text:style-name="P19">Villa<text:span text:style-name="T4">ncico </text:span><text:span text:style-name="T6">venezolano</text:span></text:p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El lucerito mañanero ilumina mi sendero</text:p>
        <text:p text:style-name="lírica">El lucerito mañanero ilumina mi sendero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Con mi cuatrico, voy cantando, mi burrito va trotando</text:p>
        <text:p text:style-name="lírica">Con mi cuatrico voy cantando, mi burrito va trotando</text:p>
        <text:p text:style-name="lírica">Si me ven, si me ven, voy camino de Belén</text:p>
        <text:p text:style-name="lírica">Si me ven, si me ven, voy camino de Belén</text:p>
        <text:p text:style-name="lírica"/>
        <text:p text:style-name="estribillo">Tuki tuki tuki tuki, tuki tuki tuki ta</text:p>
        <text:p text:style-name="estribillo">Apúrate, mi burrito, que ya vamos a llegar</text:p>
        <text:p text:style-name="estribillo">Tuki tuki tuki tuki, tuki tuki tuki tu</text:p>
        <text:p text:style-name="estribillo">Apúrate, mi burrito, vamos a ver a Jesús</text:p>
        <text:p text:style-name="lírica"/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lírica"/>
        <text:p text:style-name="lírica">El lucerito mañanero ilumina mi sendero</text:p>
        <text:p text:style-name="lírica">El lucerito mañanero ilumina mi sendero</text:p>
        <text:p text:style-name="lírica">Si me ven, si me ven, voy camino de Belén</text:p>
        <text:p text:style-name="lírica">Si me ven, si me ven, voy camino de Belén</text:p>
        <text:p text:style-name="lírica"><text:soft-page-break/></text:p>
        <text:p text:style-name="lírica">Con mi cuatrico, voy cantando, mi burrito va trotando</text:p>
        <text:p text:style-name="lírica">Con mi cuatrico voy cantando, mi burrito va trotando</text:p>
        <text:p text:style-name="lírica">Si me ven, si me ven, voy camino de Belén</text:p>
        <text:p text:style-name="lírica">Si me ven, si me ven, voy camino de Belén</text:p>
        <text:p text:style-name="lírica"/>
        <text:p text:style-name="estribillo">Tuki tuki tuki tuki, tuki tuki tuki ta</text:p>
        <text:p text:style-name="estribillo">Apúrate, mi burrito, que ya vamos a llegar</text:p>
        <text:p text:style-name="estribillo">Tuki tuki tuki tuki, tuki tuki tuki tu</text:p>
        <text:p text:style-name="estribillo">Apúrate, mi burrito, vamos a ver a Jesús</text:p>
        <text:p text:style-name="lírica"/>
        <text:p text:style-name="lírica">Con mi burrito sabanero, voy camino de Belén</text:p>
        <text:p text:style-name="lírica">Con mi burrito sabanero, voy camino de Belén</text:p>
        <text:p text:style-name="lírica">Si me ven, si me ven, voy camino de Belén</text:p>
        <text:p text:style-name="lírica">Si me ven, si me ven, voy camino de Belén</text:p>
        <text:p text:style-name="P29">Si me ven, si me ven, voy camino de Belén</text:p>
        <text:p text:style-name="P29">Si me ven, si me ven, voy camino de Belén<text:span text:style-name="T7"/></text:p>
        <text:p text:style-name="lírica"/>
        <text:h text:style-name="P26" text:outline-level="2">Feliz Navidad</text:h>
        <text:p text:style-name="P11">Albúm: Feliz Navidad</text:p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estribillo">Feliz Navidad, feliz Navidad</text:p>
        <text:p text:style-name="estribillo">Feliz Navidad, próspero año</text:p>
        <text:p text:style-name="estribillo">Y felicidad</text:p>
        <text:p text:style-name="P5"/>
        <text:p text:style-name="P5">I wanna wish you a merry Christmas</text:p>
        <text:p text:style-name="P5">I wanna wish you a merry Christmas</text:p>
        <text:p text:style-name="P5">I wanna wish you a merry Christmas</text:p>
        <text:p text:style-name="P5">From the bottom of my heart</text:p>
        <text:p text:style-name="P5"/>
        <text:h text:style-name="P27" text:outline-level="2">Nochebuena panameña</text:h>
        <text:p text:style-name="P7">Villancico <text:span text:style-name="T2">panameño (tamborito)</text:span></text:p>
        <text:p text:style-name="P3"><text:span text:style-name="T3">M</text:span>e voy <text:span text:style-name="T3">para</text:span> Panamá a pasar la Nochebuena</text:p>
        <text:p text:style-name="P10">Nochebuena, <text:span text:style-name="T2">n</text:span>ochebuena, <text:span text:style-name="T2">n</text:span>ochebuena panameña</text:p>
        <text:p text:style-name="P3"/>
        <text:p text:style-name="P9">Un nacimiento pondré y a la puerta de mi casa</text:p>
        <text:p text:style-name="P10">Nochebuena, <text:span text:style-name="T2">n</text:span>ochebuena, <text:span text:style-name="T2">n</text:span>ochebuena panameña</text:p>
        <text:p text:style-name="P3"/>
        <text:p text:style-name="P3">Con figuras de papel y una estrellita de plata</text:p>
        <text:p text:style-name="P10">Nochebuena, <text:span text:style-name="T2">n</text:span>ochebuena, <text:span text:style-name="T2">n</text:span>ochebuena panameña</text:p>
        <text:p text:style-name="P3"/>
        <text:p text:style-name="P3">Y con los tres Reyes Magos, uno negro y otro blanco</text:p>
        <text:p text:style-name="P10">Nochebuena, <text:span text:style-name="T2">n</text:span>ochebuena, <text:span text:style-name="T2">n</text:span>ochebuena panameña</text:p>
        <text:p text:style-name="P3"/>
        <text:p text:style-name="P3">Y el otro descolorido, sin color determinado</text:p>
        <text:p text:style-name="P10">Nochebuena, <text:span text:style-name="T2">n</text:span>ochebuena, <text:span text:style-name="T2">n</text:span>ochebuena panameña</text:p>
        <text:p text:style-name="P3"/>
        <text:p text:style-name="P3">La Virgen y San José con un Niño muy chiquito</text:p>
        <text:p text:style-name="P10">Nochebuena, <text:span text:style-name="T2">n</text:span>ochebuena, <text:span text:style-name="T2">n</text:span>ochebuena panameña</text:p>
        <text:p text:style-name="P3"/>
        <text:p text:style-name="P9">Y en honor a las familias yo canto este tamborito</text:p>
        <text:p text:style-name="P10">Nochebuena, <text:span text:style-name="T2">n</text:span>ochebuena, <text:span text:style-name="T2">n</text:span>ochebuena panameña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2-04T09:56:27.735576099</dc:date>
    <meta:editing-duration>P5DT12H19M42S</meta:editing-duration>
    <meta:editing-cycles>64</meta:editing-cycles>
    <meta:generator>LibreOffice/7.6.3.2$Linux_X86_64 LibreOffice_project/60$Build-2</meta:generator>
    <meta:print-date>2023-12-02T11:22:39.610948709</meta:print-date>
    <meta:printed-by>Archivos PDF</meta:printed-by>
    <meta:document-statistic meta:table-count="0" meta:image-count="0" meta:object-count="0" meta:page-count="3" meta:paragraph-count="371" meta:word-count="1883" meta:character-count="10204" meta:non-whitespace-character-count="8685"/>
  </office:meta>
</office:document-meta>
</file>